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in(t)</text:p>
          </table:table-cell>
          <table:table-cell/>
          <table:table-cell table:style-name="ce1" office:value-type="string" calcext:value-type="string">
            <text:p>sin (bit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2*PI()/50" office:value-type="float" office:value="0" calcext:value-type="float">
            <text:p>0</text:p>
          </table:table-cell>
          <table:table-cell table:formula="of:=SIN([.B2])" office:value-type="float" office:value="0" calcext:value-type="float">
            <text:p>0</text:p>
          </table:table-cell>
          <table:table-cell/>
          <table:table-cell table:formula="of:=32768 + 65535/10*(1*[.C2])" office:value-type="float" office:value="32768" calcext:value-type="float">
            <text:p>32768</text:p>
          </table:table-cell>
          <table:table-cell office:value-type="string" calcext:value-type="string">
            <text:p>max(sin)</text:p>
          </table:table-cell>
          <table:table-cell table:formula="of:=MAX([.E2:.E51])" office:value-type="float" office:value="39308.5681647547" calcext:value-type="float">
            <text:p>39308,56816475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2*PI()/50" office:value-type="float" office:value="0.125663706143592" calcext:value-type="float">
            <text:p>0,1256637061</text:p>
          </table:table-cell>
          <table:table-cell table:formula="of:=SIN([.B3])" office:value-type="float" office:value="0.125333233564304" calcext:value-type="float">
            <text:p>0,1253332336</text:p>
          </table:table-cell>
          <table:table-cell/>
          <table:table-cell table:formula="of:=32768 + 65535/10*(1*[.C3])" office:value-type="float" office:value="33589.3713461637" calcext:value-type="float">
            <text:p>33589,3713461637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2*PI()/50" office:value-type="float" office:value="0.251327412287183" calcext:value-type="float">
            <text:p>0,2513274123</text:p>
          </table:table-cell>
          <table:table-cell table:formula="of:=SIN([.B4])" office:value-type="float" office:value="0.248689887164855" calcext:value-type="float">
            <text:p>0,2486898872</text:p>
          </table:table-cell>
          <table:table-cell/>
          <table:table-cell table:formula="of:=32768 + 65535/10*(1*[.C4])" office:value-type="float" office:value="34397.7891755349" calcext:value-type="float">
            <text:p>34397,7891755349</text:p>
          </table:table-cell>
          <table:table-cell office:value-type="string" calcext:value-type="string">
            <text:p>min(sin)</text:p>
          </table:table-cell>
          <table:table-cell table:formula="of:=MIN([.E4:.E53])" office:value-type="float" office:value="26227.4318352453" calcext:value-type="float">
            <text:p>26227,4318352453</text:p>
          </table:table-cell>
          <table:table-cell office:value-type="float" office:value="5" calcext:value-type="float">
            <text:p>5</text:p>
          </table:table-cell>
          <table:table-cell table:formula="of:=32767.5 + 65535/10*(1*[.H4])"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2*PI()/50" office:value-type="float" office:value="0.376991118430775" calcext:value-type="float">
            <text:p>0,3769911184</text:p>
          </table:table-cell>
          <table:table-cell table:formula="of:=SIN([.B5])" office:value-type="float" office:value="0.368124552684678" calcext:value-type="float">
            <text:p>0,3681245527</text:p>
          </table:table-cell>
          <table:table-cell/>
          <table:table-cell table:formula="of:=32768 + 65535/10*(1*[.C5])" office:value-type="float" office:value="35180.504256019" calcext:value-type="float">
            <text:p>35180,504256019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32767.5 + 65535/10*(1*[.H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2*PI()/50" office:value-type="float" office:value="0.502654824574367" calcext:value-type="float">
            <text:p>0,5026548246</text:p>
          </table:table-cell>
          <table:table-cell table:formula="of:=SIN([.B6])" office:value-type="float" office:value="0.481753674101715" calcext:value-type="float">
            <text:p>0,4817536741</text:p>
          </table:table-cell>
          <table:table-cell/>
          <table:table-cell table:formula="of:=32768 + 65535/10*(1*[.C6])" office:value-type="float" office:value="35925.1727032256" calcext:value-type="float">
            <text:p>35925,17270322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32767.5 + 65535/10*(1*[.H6])" office:value-type="float" office:value="32767.5" calcext:value-type="float">
            <text:p>32767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2*PI()/50" office:value-type="float" office:value="0.628318530717959" calcext:value-type="float">
            <text:p>0,6283185307</text:p>
          </table:table-cell>
          <table:table-cell table:formula="of:=SIN([.B7])" office:value-type="float" office:value="0.587785252292473" calcext:value-type="float">
            <text:p>0,5877852523</text:p>
          </table:table-cell>
          <table:table-cell/>
          <table:table-cell table:formula="of:=32768 + 65535/10*(1*[.C7])" office:value-type="float" office:value="36620.0506508987" calcext:value-type="float">
            <text:p>36620,0506508987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formula="of:=32767.5 + 65535/10*(1*[.H7])" office:value-type="float" office:value="49151.25" calcext:value-type="float">
            <text:p>49151,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2*PI()/50" office:value-type="float" office:value="0.75398223686155" calcext:value-type="float">
            <text:p>0,7539822369</text:p>
          </table:table-cell>
          <table:table-cell table:formula="of:=SIN([.B8])" office:value-type="float" office:value="0.684547105928689" calcext:value-type="float">
            <text:p>0,6845471059</text:p>
          </table:table-cell>
          <table:table-cell/>
          <table:table-cell table:formula="of:=32768 + 65535/10*(1*[.C8])" office:value-type="float" office:value="37254.1794587037" calcext:value-type="float">
            <text:p>37254,1794587037</text:p>
          </table:table-cell>
          <table:table-cell table:number-columns-repeated="2"/>
          <table:table-cell office:value-type="float" office:value="-2.5" calcext:value-type="float">
            <text:p>-2,5</text:p>
          </table:table-cell>
          <table:table-cell table:formula="of:=32767.5 + 65535/10*(1*[.H8])" office:value-type="float" office:value="16383.75" calcext:value-type="float">
            <text:p>16383,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2*PI()/50" office:value-type="float" office:value="0.879645943005142" calcext:value-type="float">
            <text:p>0,879645943</text:p>
          </table:table-cell>
          <table:table-cell table:formula="of:=SIN([.B9])" office:value-type="float" office:value="0.770513242775789" calcext:value-type="float">
            <text:p>0,7705132428</text:p>
          </table:table-cell>
          <table:table-cell/>
          <table:table-cell table:formula="of:=32768 + 65535/10*(1*[.C9])" office:value-type="float" office:value="37817.5585365311" calcext:value-type="float">
            <text:p>37817,55853653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2*PI()/50" office:value-type="float" office:value="1.00530964914873" calcext:value-type="float">
            <text:p>1,0053096491</text:p>
          </table:table-cell>
          <table:table-cell table:formula="of:=SIN([.B10])" office:value-type="float" office:value="0.844327925502015" calcext:value-type="float">
            <text:p>0,8443279255</text:p>
          </table:table-cell>
          <table:table-cell/>
          <table:table-cell table:formula="of:=32768 + 65535/10*(1*[.C10])" office:value-type="float" office:value="38301.3030597775" calcext:value-type="float">
            <text:p>38301,303059777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2*PI()/50" office:value-type="float" office:value="1.13097335529233" calcext:value-type="float">
            <text:p>1,1309733553</text:p>
          </table:table-cell>
          <table:table-cell table:formula="of:=SIN([.B11])" office:value-type="float" office:value="0.90482705246602" calcext:value-type="float">
            <text:p>0,9048270525</text:p>
          </table:table-cell>
          <table:table-cell/>
          <table:table-cell table:formula="of:=32768 + 65535/10*(1*[.C11])" office:value-type="float" office:value="38697.7840883361" calcext:value-type="float">
            <text:p>38697,784088336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2*PI()/50" office:value-type="float" office:value="1.25663706143592" calcext:value-type="float">
            <text:p>1,2566370614</text:p>
          </table:table-cell>
          <table:table-cell table:formula="of:=SIN([.B12])" office:value-type="float" office:value="0.951056516295153" calcext:value-type="float">
            <text:p>0,9510565163</text:p>
          </table:table-cell>
          <table:table-cell/>
          <table:table-cell table:formula="of:=32768 + 65535/10*(1*[.C12])" office:value-type="float" office:value="39000.7488795403" calcext:value-type="float">
            <text:p>39000,748879540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2*PI()/50" office:value-type="float" office:value="1.38230076757951" calcext:value-type="float">
            <text:p>1,3823007676</text:p>
          </table:table-cell>
          <table:table-cell table:formula="of:=SIN([.B13])" office:value-type="float" office:value="0.982287250728689" calcext:value-type="float">
            <text:p>0,9822872507</text:p>
          </table:table-cell>
          <table:table-cell/>
          <table:table-cell table:formula="of:=32768 + 65535/10*(1*[.C13])" office:value-type="float" office:value="39205.4194976505" calcext:value-type="float">
            <text:p>39205,41949765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2*PI()/50" office:value-type="float" office:value="1.5079644737231" calcext:value-type="float">
            <text:p>1,5079644737</text:p>
          </table:table-cell>
          <table:table-cell table:formula="of:=SIN([.B14])" office:value-type="float" office:value="0.998026728428271" calcext:value-type="float">
            <text:p>0,9980267284</text:p>
          </table:table-cell>
          <table:table-cell/>
          <table:table-cell table:formula="of:=32768 + 65535/10*(1*[.C14])" office:value-type="float" office:value="39308.5681647547" calcext:value-type="float">
            <text:p>39308,56816475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2*PI()/50" office:value-type="float" office:value="1.63362817986669" calcext:value-type="float">
            <text:p>1,6336281799</text:p>
          </table:table-cell>
          <table:table-cell table:formula="of:=SIN([.B15])" office:value-type="float" office:value="0.998026728428271" calcext:value-type="float">
            <text:p>0,9980267284</text:p>
          </table:table-cell>
          <table:table-cell/>
          <table:table-cell table:formula="of:=32768 + 65535/10*(1*[.C15])" office:value-type="float" office:value="39308.5681647547" calcext:value-type="float">
            <text:p>39308,568164754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2*PI()/50" office:value-type="float" office:value="1.75929188601028" calcext:value-type="float">
            <text:p>1,759291886</text:p>
          </table:table-cell>
          <table:table-cell table:formula="of:=SIN([.B16])" office:value-type="float" office:value="0.982287250728689" calcext:value-type="float">
            <text:p>0,9822872507</text:p>
          </table:table-cell>
          <table:table-cell/>
          <table:table-cell table:formula="of:=32768 + 65535/10*(1*[.C16])" office:value-type="float" office:value="39205.4194976505" calcext:value-type="float">
            <text:p>39205,419497650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2*PI()/50" office:value-type="float" office:value="1.88495559215388" calcext:value-type="float">
            <text:p>1,8849555922</text:p>
          </table:table-cell>
          <table:table-cell table:formula="of:=SIN([.B17])" office:value-type="float" office:value="0.951056516295154" calcext:value-type="float">
            <text:p>0,9510565163</text:p>
          </table:table-cell>
          <table:table-cell/>
          <table:table-cell table:formula="of:=32768 + 65535/10*(1*[.C17])" office:value-type="float" office:value="39000.7488795403" calcext:value-type="float">
            <text:p>39000,74887954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2*PI()/50" office:value-type="float" office:value="2.01061929829747" calcext:value-type="float">
            <text:p>2,0106192983</text:p>
          </table:table-cell>
          <table:table-cell table:formula="of:=SIN([.B18])" office:value-type="float" office:value="0.90482705246602" calcext:value-type="float">
            <text:p>0,9048270525</text:p>
          </table:table-cell>
          <table:table-cell/>
          <table:table-cell table:formula="of:=32768 + 65535/10*(1*[.C18])" office:value-type="float" office:value="38697.7840883361" calcext:value-type="float">
            <text:p>38697,784088336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2*PI()/50" office:value-type="float" office:value="2.13628300444106" calcext:value-type="float">
            <text:p>2,1362830044</text:p>
          </table:table-cell>
          <table:table-cell table:formula="of:=SIN([.B19])" office:value-type="float" office:value="0.844327925502015" calcext:value-type="float">
            <text:p>0,8443279255</text:p>
          </table:table-cell>
          <table:table-cell/>
          <table:table-cell table:formula="of:=32768 + 65535/10*(1*[.C19])" office:value-type="float" office:value="38301.3030597775" calcext:value-type="float">
            <text:p>38301,30305977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2*PI()/50" office:value-type="float" office:value="2.26194671058465" calcext:value-type="float">
            <text:p>2,2619467106</text:p>
          </table:table-cell>
          <table:table-cell table:formula="of:=SIN([.B20])" office:value-type="float" office:value="0.770513242775789" calcext:value-type="float">
            <text:p>0,7705132428</text:p>
          </table:table-cell>
          <table:table-cell/>
          <table:table-cell table:formula="of:=32768 + 65535/10*(1*[.C20])" office:value-type="float" office:value="37817.5585365311" calcext:value-type="float">
            <text:p>37817,558536531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2*PI()/50" office:value-type="float" office:value="2.38761041672824" calcext:value-type="float">
            <text:p>2,3876104167</text:p>
          </table:table-cell>
          <table:table-cell table:formula="of:=SIN([.B21])" office:value-type="float" office:value="0.684547105928689" calcext:value-type="float">
            <text:p>0,6845471059</text:p>
          </table:table-cell>
          <table:table-cell/>
          <table:table-cell table:formula="of:=32768 + 65535/10*(1*[.C21])" office:value-type="float" office:value="37254.1794587037" calcext:value-type="float">
            <text:p>37254,17945870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2*PI()/50" office:value-type="float" office:value="2.51327412287183" calcext:value-type="float">
            <text:p>2,5132741229</text:p>
          </table:table-cell>
          <table:table-cell table:formula="of:=SIN([.B22])" office:value-type="float" office:value="0.587785252292473" calcext:value-type="float">
            <text:p>0,5877852523</text:p>
          </table:table-cell>
          <table:table-cell/>
          <table:table-cell table:formula="of:=32768 + 65535/10*(1*[.C22])" office:value-type="float" office:value="36620.0506508987" calcext:value-type="float">
            <text:p>36620,050650898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2*PI()/50" office:value-type="float" office:value="2.63893782901543" calcext:value-type="float">
            <text:p>2,638937829</text:p>
          </table:table-cell>
          <table:table-cell table:formula="of:=SIN([.B23])" office:value-type="float" office:value="0.481753674101715" calcext:value-type="float">
            <text:p>0,4817536741</text:p>
          </table:table-cell>
          <table:table-cell/>
          <table:table-cell table:formula="of:=32768 + 65535/10*(1*[.C23])" office:value-type="float" office:value="35925.1727032256" calcext:value-type="float">
            <text:p>35925,172703225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2*PI()/50" office:value-type="float" office:value="2.76460153515902" calcext:value-type="float">
            <text:p>2,7646015352</text:p>
          </table:table-cell>
          <table:table-cell table:formula="of:=SIN([.B24])" office:value-type="float" office:value="0.368124552684678" calcext:value-type="float">
            <text:p>0,3681245527</text:p>
          </table:table-cell>
          <table:table-cell/>
          <table:table-cell table:formula="of:=32768 + 65535/10*(1*[.C24])" office:value-type="float" office:value="35180.504256019" calcext:value-type="float">
            <text:p>35180,50425601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2*PI()/50" office:value-type="float" office:value="2.89026524130261" calcext:value-type="float">
            <text:p>2,8902652413</text:p>
          </table:table-cell>
          <table:table-cell table:formula="of:=SIN([.B25])" office:value-type="float" office:value="0.248689887164855" calcext:value-type="float">
            <text:p>0,2486898872</text:p>
          </table:table-cell>
          <table:table-cell/>
          <table:table-cell table:formula="of:=32768 + 65535/10*(1*[.C25])" office:value-type="float" office:value="34397.7891755349" calcext:value-type="float">
            <text:p>34397,789175534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2*PI()/50" office:value-type="float" office:value="3.0159289474462" calcext:value-type="float">
            <text:p>3,0159289474</text:p>
          </table:table-cell>
          <table:table-cell table:formula="of:=SIN([.B26])" office:value-type="float" office:value="0.125333233564305" calcext:value-type="float">
            <text:p>0,1253332336</text:p>
          </table:table-cell>
          <table:table-cell/>
          <table:table-cell table:formula="of:=32768 + 65535/10*(1*[.C26])" office:value-type="float" office:value="33589.3713461637" calcext:value-type="float">
            <text:p>33589,371346163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2*PI()/50" office:value-type="float" office:value="3.14159265358979" calcext:value-type="float">
            <text:p>3,1415926536</text:p>
          </table:table-cell>
          <table:table-cell table:formula="of:=SIN([.B27])" office:value-type="float" office:value="1.22464679914735E-016" calcext:value-type="float">
            <text:p>1,22464679914735E-016</text:p>
          </table:table-cell>
          <table:table-cell/>
          <table:table-cell table:formula="of:=32768 + 65535/10*(1*[.C27])" office:value-type="float" office:value="32768" calcext:value-type="float">
            <text:p>3276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2*PI()/50" office:value-type="float" office:value="3.26725635973338" calcext:value-type="float">
            <text:p>3,2672563597</text:p>
          </table:table-cell>
          <table:table-cell table:formula="of:=SIN([.B28])" office:value-type="float" office:value="-0.125333233564304" calcext:value-type="float">
            <text:p>-0,1253332336</text:p>
          </table:table-cell>
          <table:table-cell/>
          <table:table-cell table:formula="of:=32768 + 65535/10*(1*[.C28])" office:value-type="float" office:value="31946.6286538363" calcext:value-type="float">
            <text:p>31946,628653836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2*PI()/50" office:value-type="float" office:value="3.39292006587698" calcext:value-type="float">
            <text:p>3,3929200659</text:p>
          </table:table-cell>
          <table:table-cell table:formula="of:=SIN([.B29])" office:value-type="float" office:value="-0.248689887164855" calcext:value-type="float">
            <text:p>-0,2486898872</text:p>
          </table:table-cell>
          <table:table-cell/>
          <table:table-cell table:formula="of:=32768 + 65535/10*(1*[.C29])" office:value-type="float" office:value="31138.2108244651" calcext:value-type="float">
            <text:p>31138,210824465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2*PI()/50" office:value-type="float" office:value="3.51858377202057" calcext:value-type="float">
            <text:p>3,518583772</text:p>
          </table:table-cell>
          <table:table-cell table:formula="of:=SIN([.B30])" office:value-type="float" office:value="-0.368124552684678" calcext:value-type="float">
            <text:p>-0,3681245527</text:p>
          </table:table-cell>
          <table:table-cell/>
          <table:table-cell table:formula="of:=32768 + 65535/10*(1*[.C30])" office:value-type="float" office:value="30355.495743981" calcext:value-type="float">
            <text:p>30355,49574398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2*PI()/50" office:value-type="float" office:value="3.64424747816416" calcext:value-type="float">
            <text:p>3,6442474782</text:p>
          </table:table-cell>
          <table:table-cell table:formula="of:=SIN([.B31])" office:value-type="float" office:value="-0.481753674101715" calcext:value-type="float">
            <text:p>-0,4817536741</text:p>
          </table:table-cell>
          <table:table-cell/>
          <table:table-cell table:formula="of:=32768 + 65535/10*(1*[.C31])" office:value-type="float" office:value="29610.8272967744" calcext:value-type="float">
            <text:p>29610,82729677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2*PI()/50" office:value-type="float" office:value="3.76991118430775" calcext:value-type="float">
            <text:p>3,7699111843</text:p>
          </table:table-cell>
          <table:table-cell table:formula="of:=SIN([.B32])" office:value-type="float" office:value="-0.587785252292473" calcext:value-type="float">
            <text:p>-0,5877852523</text:p>
          </table:table-cell>
          <table:table-cell/>
          <table:table-cell table:formula="of:=32768 + 65535/10*(1*[.C32])" office:value-type="float" office:value="28915.9493491013" calcext:value-type="float">
            <text:p>28915,949349101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2*PI()/50" office:value-type="float" office:value="3.89557489045134" calcext:value-type="float">
            <text:p>3,8955748905</text:p>
          </table:table-cell>
          <table:table-cell table:formula="of:=SIN([.B33])" office:value-type="float" office:value="-0.684547105928688" calcext:value-type="float">
            <text:p>-0,6845471059</text:p>
          </table:table-cell>
          <table:table-cell/>
          <table:table-cell table:formula="of:=32768 + 65535/10*(1*[.C33])" office:value-type="float" office:value="28281.8205412963" calcext:value-type="float">
            <text:p>28281,82054129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2*PI()/50" office:value-type="float" office:value="4.02123859659494" calcext:value-type="float">
            <text:p>4,0212385966</text:p>
          </table:table-cell>
          <table:table-cell table:formula="of:=SIN([.B34])" office:value-type="float" office:value="-0.770513242775789" calcext:value-type="float">
            <text:p>-0,7705132428</text:p>
          </table:table-cell>
          <table:table-cell/>
          <table:table-cell table:formula="of:=32768 + 65535/10*(1*[.C34])" office:value-type="float" office:value="27718.4414634689" calcext:value-type="float">
            <text:p>27718,441463468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2*PI()/50" office:value-type="float" office:value="4.14690230273853" calcext:value-type="float">
            <text:p>4,1469023027</text:p>
          </table:table-cell>
          <table:table-cell table:formula="of:=SIN([.B35])" office:value-type="float" office:value="-0.844327925502015" calcext:value-type="float">
            <text:p>-0,8443279255</text:p>
          </table:table-cell>
          <table:table-cell/>
          <table:table-cell table:formula="of:=32768 + 65535/10*(1*[.C35])" office:value-type="float" office:value="27234.6969402225" calcext:value-type="float">
            <text:p>27234,69694022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2*PI()/50" office:value-type="float" office:value="4.27256600888212" calcext:value-type="float">
            <text:p>4,2725660089</text:p>
          </table:table-cell>
          <table:table-cell table:formula="of:=SIN([.B36])" office:value-type="float" office:value="-0.90482705246602" calcext:value-type="float">
            <text:p>-0,9048270525</text:p>
          </table:table-cell>
          <table:table-cell/>
          <table:table-cell table:formula="of:=32768 + 65535/10*(1*[.C36])" office:value-type="float" office:value="26838.2159116639" calcext:value-type="float">
            <text:p>26838,215911663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2*PI()/50" office:value-type="float" office:value="4.39822971502571" calcext:value-type="float">
            <text:p>4,398229715</text:p>
          </table:table-cell>
          <table:table-cell table:formula="of:=SIN([.B37])" office:value-type="float" office:value="-0.951056516295153" calcext:value-type="float">
            <text:p>-0,9510565163</text:p>
          </table:table-cell>
          <table:table-cell/>
          <table:table-cell table:formula="of:=32768 + 65535/10*(1*[.C37])" office:value-type="float" office:value="26535.2511204597" calcext:value-type="float">
            <text:p>26535,251120459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2*PI()/50" office:value-type="float" office:value="4.5238934211693" calcext:value-type="float">
            <text:p>4,5238934212</text:p>
          </table:table-cell>
          <table:table-cell table:formula="of:=SIN([.B38])" office:value-type="float" office:value="-0.982287250728689" calcext:value-type="float">
            <text:p>-0,9822872507</text:p>
          </table:table-cell>
          <table:table-cell/>
          <table:table-cell table:formula="of:=32768 + 65535/10*(1*[.C38])" office:value-type="float" office:value="26330.5805023495" calcext:value-type="float">
            <text:p>26330,580502349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2*PI()/50" office:value-type="float" office:value="4.64955712731289" calcext:value-type="float">
            <text:p>4,6495571273</text:p>
          </table:table-cell>
          <table:table-cell table:formula="of:=SIN([.B39])" office:value-type="float" office:value="-0.998026728428271" calcext:value-type="float">
            <text:p>-0,9980267284</text:p>
          </table:table-cell>
          <table:table-cell/>
          <table:table-cell table:formula="of:=32768 + 65535/10*(1*[.C39])" office:value-type="float" office:value="26227.4318352453" calcext:value-type="float">
            <text:p>26227,431835245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2*PI()/50" office:value-type="float" office:value="4.77522083345649" calcext:value-type="float">
            <text:p>4,7752208335</text:p>
          </table:table-cell>
          <table:table-cell table:formula="of:=SIN([.B40])" office:value-type="float" office:value="-0.998026728428271" calcext:value-type="float">
            <text:p>-0,9980267284</text:p>
          </table:table-cell>
          <table:table-cell/>
          <table:table-cell table:formula="of:=32768 + 65535/10*(1*[.C40])" office:value-type="float" office:value="26227.4318352453" calcext:value-type="float">
            <text:p>26227,431835245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2*PI()/50" office:value-type="float" office:value="4.90088453960008" calcext:value-type="float">
            <text:p>4,9008845396</text:p>
          </table:table-cell>
          <table:table-cell table:formula="of:=SIN([.B41])" office:value-type="float" office:value="-0.982287250728689" calcext:value-type="float">
            <text:p>-0,9822872507</text:p>
          </table:table-cell>
          <table:table-cell/>
          <table:table-cell table:formula="of:=32768 + 65535/10*(1*[.C41])" office:value-type="float" office:value="26330.5805023495" calcext:value-type="float">
            <text:p>26330,5805023495</text:p>
          </table:table-cell>
          <table:table-cell/>
          <table:table-cell office:value-type="string" calcext:value-type="string">
            <text:p>bits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alp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2*PI()/50" office:value-type="float" office:value="5.02654824574367" calcext:value-type="float">
            <text:p>5,0265482457</text:p>
          </table:table-cell>
          <table:table-cell table:formula="of:=SIN([.B42])" office:value-type="float" office:value="-0.951056516295154" calcext:value-type="float">
            <text:p>-0,9510565163</text:p>
          </table:table-cell>
          <table:table-cell/>
          <table:table-cell table:formula="of:=32768 + 65535/10*(1*[.C42])" office:value-type="float" office:value="26535.2511204597" calcext:value-type="float">
            <text:p>26535,2511204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2*PI()/50" office:value-type="float" office:value="5.15221195188726" calcext:value-type="float">
            <text:p>5,1522119519</text:p>
          </table:table-cell>
          <table:table-cell table:formula="of:=SIN([.B43])" office:value-type="float" office:value="-0.90482705246602" calcext:value-type="float">
            <text:p>-0,9048270525</text:p>
          </table:table-cell>
          <table:table-cell/>
          <table:table-cell table:formula="of:=32768 + 65535/10*(1*[.C43])" office:value-type="float" office:value="26838.2159116639" calcext:value-type="float">
            <text:p>26838,2159116639</text:p>
          </table:table-cell>
          <table:table-cell/>
          <table:table-cell table:formula="of:=2^15-1"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2*PI()/50" office:value-type="float" office:value="5.27787565803085" calcext:value-type="float">
            <text:p>5,277875658</text:p>
          </table:table-cell>
          <table:table-cell table:formula="of:=SIN([.B44])" office:value-type="float" office:value="-0.844327925502015" calcext:value-type="float">
            <text:p>-0,8443279255</text:p>
          </table:table-cell>
          <table:table-cell/>
          <table:table-cell table:formula="of:=32768 + 65535/10*(1*[.C44])" office:value-type="float" office:value="27234.6969402225" calcext:value-type="float">
            <text:p>27234,6969402225</text:p>
          </table:table-cell>
          <table:table-cell/>
          <table:table-cell table:formula="of:=[.G43]/2" office:value-type="float" office:value="16383.5" calcext:value-type="float">
            <text:p>16383,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2*PI()/50" office:value-type="float" office:value="5.40353936417444" calcext:value-type="float">
            <text:p>5,4035393642</text:p>
          </table:table-cell>
          <table:table-cell table:formula="of:=SIN([.B45])" office:value-type="float" office:value="-0.77051324277579" calcext:value-type="float">
            <text:p>-0,7705132428</text:p>
          </table:table-cell>
          <table:table-cell/>
          <table:table-cell table:formula="of:=32768 + 65535/10*(1*[.C45])" office:value-type="float" office:value="27718.4414634689" calcext:value-type="float">
            <text:p>27718,4414634689</text:p>
          </table:table-cell>
          <table:table-cell/>
          <table:table-cell table:formula="of:=2^16-1" office:value-type="float" office:value="65535" calcext:value-type="float">
            <text:p>65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2*PI()/50" office:value-type="float" office:value="5.52920307031804" calcext:value-type="float">
            <text:p>5,5292030703</text:p>
          </table:table-cell>
          <table:table-cell table:formula="of:=SIN([.B46])" office:value-type="float" office:value="-0.684547105928689" calcext:value-type="float">
            <text:p>-0,6845471059</text:p>
          </table:table-cell>
          <table:table-cell/>
          <table:table-cell table:formula="of:=32768 + 65535/10*(1*[.C46])" office:value-type="float" office:value="28281.8205412963" calcext:value-type="float">
            <text:p>28281,820541296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2*PI()/50" office:value-type="float" office:value="5.65486677646163" calcext:value-type="float">
            <text:p>5,6548667765</text:p>
          </table:table-cell>
          <table:table-cell table:formula="of:=SIN([.B47])" office:value-type="float" office:value="-0.587785252292473" calcext:value-type="float">
            <text:p>-0,5877852523</text:p>
          </table:table-cell>
          <table:table-cell/>
          <table:table-cell table:formula="of:=32768 + 65535/10*(1*[.C47])" office:value-type="float" office:value="28915.9493491013" calcext:value-type="float">
            <text:p>28915,949349101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2*PI()/50" office:value-type="float" office:value="5.78053048260522" calcext:value-type="float">
            <text:p>5,7805304826</text:p>
          </table:table-cell>
          <table:table-cell table:formula="of:=SIN([.B48])" office:value-type="float" office:value="-0.481753674101716" calcext:value-type="float">
            <text:p>-0,4817536741</text:p>
          </table:table-cell>
          <table:table-cell/>
          <table:table-cell table:formula="of:=32768 + 65535/10*(1*[.C48])" office:value-type="float" office:value="29610.8272967744" calcext:value-type="float">
            <text:p>29610,827296774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2*PI()/50" office:value-type="float" office:value="5.90619418874881" calcext:value-type="float">
            <text:p>5,9061941887</text:p>
          </table:table-cell>
          <table:table-cell table:formula="of:=SIN([.B49])" office:value-type="float" office:value="-0.368124552684678" calcext:value-type="float">
            <text:p>-0,3681245527</text:p>
          </table:table-cell>
          <table:table-cell/>
          <table:table-cell table:formula="of:=32768 + 65535/10*(1*[.C49])" office:value-type="float" office:value="30355.495743981" calcext:value-type="float">
            <text:p>30355,49574398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2*PI()/50" office:value-type="float" office:value="6.0318578948924" calcext:value-type="float">
            <text:p>6,0318578949</text:p>
          </table:table-cell>
          <table:table-cell table:formula="of:=SIN([.B50])" office:value-type="float" office:value="-0.248689887164855" calcext:value-type="float">
            <text:p>-0,2486898872</text:p>
          </table:table-cell>
          <table:table-cell/>
          <table:table-cell table:formula="of:=32768 + 65535/10*(1*[.C50])" office:value-type="float" office:value="31138.2108244651" calcext:value-type="float">
            <text:p>31138,210824465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2*PI()/50" office:value-type="float" office:value="6.15752160103599" calcext:value-type="float">
            <text:p>6,157521601</text:p>
          </table:table-cell>
          <table:table-cell table:formula="of:=SIN([.B51])" office:value-type="float" office:value="-0.125333233564305" calcext:value-type="float">
            <text:p>-0,1253332336</text:p>
          </table:table-cell>
          <table:table-cell/>
          <table:table-cell table:formula="of:=32768 + 65535/10*(1*[.C51])" office:value-type="float" office:value="31946.6286538363" calcext:value-type="float">
            <text:p>31946,6286538363</text:p>
          </table:table-cell>
          <table:table-cell/>
          <table:table-cell table:formula="of:=MOD(-12.5;50)" office:value-type="float" office:value="37.5" calcext:value-type="float">
            <text:p>37,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hi</text:p>
          </table:table-cell>
          <table:table-cell table:formula="of:=3*12.5" office:value-type="float" office:value="37.5" calcext:value-type="float">
            <text:p>37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-PI()/2" office:value-type="float" office:value="-1.5707963267949" calcext:value-type="float">
            <text:p>-1,5707963268</text:p>
          </table:table-cell>
          <table:table-cell table:formula="of:=25/PI()*[.F53]" office:value-type="float" office:value="-12.5" calcext:value-type="float">
            <text:p>-12,5</text:p>
          </table:table-cell>
          <table:table-cell table:formula="of:=MOD([.G53];50)" office:value-type="float" office:value="37.5" calcext:value-type="float">
            <text:p>37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25/PI()*[.F54]" office:value-type="float" office:value="0" calcext:value-type="float">
            <text:p>0</text:p>
          </table:table-cell>
          <table:table-cell table:formula="of:=MOD([.G54];5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PI()/2" office:value-type="float" office:value="1.5707963267949" calcext:value-type="float">
            <text:p>1,5707963268</text:p>
          </table:table-cell>
          <table:table-cell table:formula="of:=25/PI()*[.F55]" office:value-type="float" office:value="12.5" calcext:value-type="float">
            <text:p>12,5</text:p>
          </table:table-cell>
          <table:table-cell table:formula="of:=MOD([.G55];50)" office:value-type="float" office:value="12.5" calcext:value-type="float">
            <text:p>12,5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-PI()/2" office:value-type="float" office:value="-1.5707963267949" calcext:value-type="float">
            <text:p>-1,5707963268</text:p>
          </table:table-cell>
          <table:table-cell table:formula="of:=25/PI()*[.E61]" office:value-type="float" office:value="-12.5" calcext:value-type="float">
            <text:p>-12,5</text:p>
          </table:table-cell>
          <table:table-cell table:formula="of:=MOD([.F61];50)" office:value-type="float" office:value="37.5" calcext:value-type="float">
            <text:p>37,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25/PI()*[.E62]" office:value-type="float" office:value="0" calcext:value-type="float">
            <text:p>0</text:p>
          </table:table-cell>
          <table:table-cell table:formula="of:=MOD([.F62];5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I()/2" office:value-type="float" office:value="1.5707963267949" calcext:value-type="float">
            <text:p>1,5707963268</text:p>
          </table:table-cell>
          <table:table-cell table:formula="of:=25/PI()*[.E63]" office:value-type="float" office:value="12.5" calcext:value-type="float">
            <text:p>12,5</text:p>
          </table:table-cell>
          <table:table-cell table:formula="of:=MOD([.F63];50)" office:value-type="float" office:value="12.5" calcext:value-type="float">
            <text:p>12,5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ef a pour p</text:p>
          </table:table-cell>
          <table:table-cell office:value-type="string" calcext:value-type="string">
            <text:p>coef b pr p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50/(2^16-1)" office:value-type="float" office:value="0.000762951094834821" calcext:value-type="float">
            <text:p>0,0007629511</text:p>
          </table:table-cell>
          <table:table-cell table:formula="of:=50/(2^15-1*PI())" office:value-type="float" office:value="0.00152602521208482" calcext:value-type="float">
            <text:p>0,001526025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20:21:19.277512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4:48:53.867447539</meta:creation-date>
    <dc:date>2017-12-18T21:37:44.534610375</dc:date>
    <meta:editing-duration>PT5M3S</meta:editing-duration>
    <meta:editing-cycles>6</meta:editing-cycles>
    <meta:generator>LibreOffice/4.2.8.2$Linux_x86 LibreOffice_project/420m0$Build-2</meta:generator>
    <meta:document-statistic meta:table-count="1" meta:cell-count="261" meta:object-count="0"/>
  </office:meta>
</office:document-meta>
</file>